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false positives) (code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HRESHOLD: 0.9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false positives) (code) run id = 2'.A1:'similarity (false positives) (code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1:02:23.7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1:07:48.816000000</dc:date>
    <meta:editing-duration>PT15M47S</meta:editing-duration>
    <meta:editing-cycles>7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